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41cm" fo:min-width="3.345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41cm" fo:min-width="8.757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7cm" svg:y1="3.178cm" svg:x2="5.461cm" svg:y2="2.041cm">
          <text:p/>
        </draw:line>
        <draw:line draw:style-name="gr2" draw:text-style-name="P1" draw:layer="layout" svg:x1="0cm" svg:y1="7.731cm" svg:x2="13.902cm" svg:y2="7.731cm">
          <text:p/>
        </draw:line>
        <draw:custom-shape draw:style-name="gr3" draw:text-style-name="P1" xml:id="id2" draw:id="id2" draw:layer="layout" svg:width="3.897cm" svg:height="1.443cm" svg:x="3.519cm" svg:y="3.188cm">
          <text:p text:style-name="P2">LAP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3.897cm" svg:height="1.443cm" svg:x="8.835cm" svg:y="8.296cm">
          <text:p text:style-name="P2">M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897cm" svg:height="1.443cm" svg:x="8.835cm" svg:y="5.74cm">
          <text:p text:style-name="P2">BLA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9.309cm" svg:height="1.443cm" svg:x="3.423cm" svg:y="0.629cm">
          <text:p text:style-name="P2">scaLAPA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5.467cm" svg:y1="8.296cm" svg:x2="5.467cm" svg:y2="4.631cm" draw:start-shape="id1" draw:start-glue-point="0" draw:end-shape="id2" draw:end-glue-point="2" svg:d="M5467 8296v-3665" svg:viewBox="0 0 1 3666">
          <text:p/>
        </draw:connector>
        <draw:connector draw:style-name="gr5" draw:text-style-name="P2" draw:layer="layout" svg:x1="10.783cm" svg:y1="8.296cm" svg:x2="10.783cm" svg:y2="7.183cm" draw:start-shape="id3" draw:start-glue-point="0" draw:end-shape="id4" draw:end-glue-point="2" svg:d="M10783 8296v-1113" svg:viewBox="0 0 1 1114">
          <text:p/>
        </draw:connector>
        <draw:connector draw:style-name="gr5" draw:text-style-name="P2" draw:layer="layout" svg:x1="10.783cm" svg:y1="5.74cm" svg:x2="10.783cm" svg:y2="4.628cm" draw:start-shape="id4" draw:start-glue-point="0" draw:end-shape="id5" draw:end-glue-point="2" svg:d="M10783 5740v-1112" svg:viewBox="0 0 1 1113">
          <text:p/>
        </draw:connector>
        <draw:connector draw:style-name="gr5" draw:text-style-name="P2" draw:layer="layout" svg:x1="10.783cm" svg:y1="3.185cm" svg:x2="8.077cm" svg:y2="2.072cm" draw:start-shape="id5" draw:start-glue-point="0" draw:end-shape="id6" draw:end-glue-point="2" svg:d="M10783 3185v-557h-2706v-556" svg:viewBox="0 0 2707 1114">
          <text:p/>
        </draw:connector>
        <draw:frame draw:style-name="gr6" draw:text-style-name="P3" draw:layer="layout" svg:width="3.245cm" svg:height="1.673cm" svg:x="0cm" svg:y="8.19cm">
          <draw:text-box>
            <text:p>Hardware</text:p>
            <text:p>specific</text:p>
          </draw:text-box>
        </draw:frame>
        <draw:frame draw:style-name="gr6" draw:text-style-name="P3" draw:layer="layout" svg:width="2.86cm" svg:height="0.962cm" svg:x="0.001cm" svg:y="2.827cm">
          <draw:text-box>
            <text:p>Portable</text:p>
          </draw:text-box>
        </draw:frame>
        <draw:line draw:style-name="gr1" draw:text-style-name="P1" draw:layer="layout" svg:x1="5.508cm" svg:y1="8.286cm" svg:x2="9.644cm" svg:y2="4.631cm">
          <text:p/>
        </draw:line>
        <draw:custom-shape draw:style-name="gr3" draw:text-style-name="P1" xml:id="id5" draw:id="id5" draw:layer="layout" svg:width="3.897cm" svg:height="1.443cm" svg:x="8.835cm" svg:y="3.185cm">
          <text:p text:style-name="P2">PBL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897cm" svg:height="1.443cm" svg:x="3.519cm" svg:y="8.296cm">
          <text:p text:style-name="P2">BLA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15:19.587720810</meta:creation-date>
    <dc:date>2024-08-28T16:23:44.737275167</dc:date>
    <meta:editing-duration>PT8M26S</meta:editing-duration>
    <meta:editing-cycles>1</meta:editing-cycles>
    <meta:document-statistic meta:object-count="15"/>
    <meta:generator>LibreOffice/7.6.7.2$Linux_X86_64 LibreOffice_project/60$Build-2</meta:generator>
  </office:meta>
</office:document-meta>
</file>